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language="de" fo:country="DE"/>
    </style:style>
    <style:style style:name="P2" style:family="paragraph" style:parent-style-name="Heading_20_3">
      <style:text-properties fo:language="de" fo:country="DE"/>
    </style:style>
    <style:style style:name="P3" style:family="paragraph" style:parent-style-name="Text_20_body">
      <style:text-properties fo:language="de" fo:country="DE" officeooo:rsid="0012171a" officeooo:paragraph-rsid="0012171a"/>
    </style:style>
    <style:style style:name="P4" style:family="paragraph" style:parent-style-name="Text_20_body">
      <style:paragraph-properties fo:break-before="page"/>
      <style:text-properties fo:language="de" fo:country="DE" officeooo:rsid="00132334" officeooo:paragraph-rsid="00132334"/>
    </style:style>
    <style:style style:name="P5" style:family="paragraph" style:parent-style-name="Text_20_body">
      <style:text-properties fo:language="de" fo:country="DE" officeooo:rsid="00132334" officeooo:paragraph-rsid="00132334"/>
    </style:style>
    <style:style style:name="T1" style:family="text">
      <style:text-properties officeooo:rsid="0010adf2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10adf2"/>
    </style:style>
    <style:style style:name="T4" style:family="text">
      <style:text-properties officeooo:rsid="001323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imulation eines Botnetzes</text:h>
      <text:p text:style-name="P3">In diesem Kapitel geht es um die Simulation von Botnetzen und mit welchen Werkzeugen dies bewerkstelligt wird.</text:p>
      <text:h text:style-name="P2" text:outline-level="3">Verwendete Tools</text:h>
      <text:p text:style-name="P3">Hier folgt eine Liste von möglichen Simulations-Tools und was diese Auszeichnet</text:p>
      <text:h text:style-name="P2" text:outline-level="3">Botnet Sim<text:span text:style-name="T1">u</text:span>lation Framework für Omnet++</text:h>
      <text:p text:style-name="P3">Hierbei wird erklärt um was es sich bei dem Botnet Sim<text:span text:style-name="T1">u</text:span>lation Framework (BSF) handelt und es wird speziell auf die Ergebnisse eingegangen, welche die Simulation ergeben hat. <text:span text:style-name="T4">(Zitate/Referenzen auf die Doku oder Arbeiten mit dem Tool)</text:span></text:p>
      <text:p text:style-name="P3">Wie lässt sich das Verhalten Analysieren und bei unterschiedlichen Ausgangssituationen, ob als Auflistung oder Gegenüberstellung <text:span text:style-name="T4">(Zitate/Referenzen zur verschiedenen bekannten Botnetzen)</text:span></text:p>
      <text:p text:style-name="P3"/>
      <text:p text:style-name="P4">Referenzen: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6T11:27:05.233000000</dc:date>
    <meta:editing-duration>PT35M49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8" meta:word-count="95" meta:character-count="700" meta:non-whitespace-character-count="613"/>
  </office:meta>
</office:document-meta>
</file>